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Merriweather" svg:font-family="Merriweather" style:font-family-generic="roman" style:font-pitch="variable"/>
    <style:font-face style:name="Open Sans" svg:font-family="'Open Sans'" style:font-family-generic="roman" style:font-pitch="variable"/>
    <style:font-face style:name="Roboto" svg:font-family="Roboto"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Merriweather1" svg:font-family="Merriweather" style:font-family-generic="system" style:font-pitch="variable"/>
    <style:font-face style:name="Open Sans1" svg:font-family="'Open Sans'"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margin-left="-0.5626in" fo:margin-right="0in" fo:text-indent="0in" style:auto-text-indent="false">
        <style:tab-stops>
          <style:tab-stop style:position="6.4374in" style:type="right"/>
        </style:tab-stops>
      </style:paragraph-properties>
    </style:style>
    <style:style style:name="P2" style:family="paragraph" style:parent-style-name="Standard">
      <style:paragraph-properties fo:margin-left="-0.5626in" fo:margin-right="0.2083in" fo:line-height="115%" fo:orphans="0" fo:widows="0" fo:text-indent="0in" style:auto-text-indent="false"/>
      <style:text-properties fo:color="#666666" style:font-name="Merriweather" fo:font-size="8pt" style:font-name-asian="Merriweather1" style:font-size-asian="8pt" style:font-name-complex="Merriweather1" style:font-size-complex="8pt"/>
    </style:style>
    <style:style style:name="P3" style:family="paragraph" style:parent-style-name="Standard">
      <style:paragraph-properties fo:margin-left="-0.5626in" fo:margin-right="0.2083in" fo:line-height="100%" fo:orphans="0" fo:widows="0" fo:text-indent="0in" style:auto-text-indent="false"/>
      <style:text-properties fo:color="#666666" style:font-name="Open Sans" fo:font-size="8pt" style:font-name-asian="Open Sans1" style:font-size-asian="8pt" style:font-name-complex="Open Sans1" style:font-size-complex="8pt"/>
    </style:style>
    <style:style style:name="P4" style:family="paragraph" style:parent-style-name="Standard">
      <style:paragraph-properties fo:margin-left="-0.5626in" fo:margin-right="0.2083in" fo:line-height="100%" fo:orphans="0" fo:widows="0" fo:text-indent="0in" style:auto-text-indent="false"/>
    </style:style>
    <style:style style:name="P5" style:family="paragraph" style:parent-style-name="Standard">
      <style:paragraph-properties fo:margin-left="-0.5626in" fo:margin-right="0.2083in" fo:margin-top="0.0835in" fo:margin-bottom="0in" loext:contextual-spacing="false" fo:line-height="100%" fo:orphans="0" fo:widows="0" fo:text-indent="0in" style:auto-text-indent="false"/>
      <style:text-properties fo:color="#2079c7" style:font-name="Open Sans" fo:font-size="10pt" fo:font-weight="bold" style:font-name-asian="Open Sans1" style:font-size-asian="10pt" style:font-weight-asian="bold" style:font-name-complex="Open Sans1" style:font-size-complex="10pt" style:font-weight-complex="bold"/>
    </style:style>
    <style:style style:name="P6" style:family="paragraph" style:parent-style-name="Standard">
      <style:paragraph-properties fo:margin-left="-0.5626in" fo:margin-right="0.2083in" fo:margin-top="0.0835in" fo:margin-bottom="0in" loext:contextual-spacing="false" fo:line-height="100%" fo:orphans="0" fo:widows="0" fo:text-indent="0in" style:auto-text-indent="false"/>
    </style:style>
    <style:style style:name="P7" style:family="paragraph" style:parent-style-name="Standard" style:list-style-name="WWNum2">
      <style:paragraph-properties fo:margin-left="-0.3752in" fo:margin-right="0.2083in" fo:line-height="100%" fo:orphans="0" fo:widows="0" fo:text-indent="-0.1252in" style:auto-text-indent="false"/>
    </style:style>
    <style:style style:name="P8" style:family="paragraph" style:parent-style-name="Standard">
      <style:paragraph-properties fo:margin-left="0.5in" fo:margin-right="0.2083in" fo:line-height="100%" fo:orphans="0" fo:widows="0" fo:text-indent="0in" style:auto-text-indent="false"/>
      <style:text-properties fo:color="#858585" style:font-name="Roboto" fo:font-size="8pt" style:font-name-asian="Roboto1" style:font-size-asian="8pt" style:font-name-complex="Roboto1" style:font-size-complex="8pt" fo:background-color="#ffffff"/>
    </style:style>
    <style:style style:name="P9" style:family="paragraph" style:parent-style-name="Standard" style:list-style-name="WWNum1">
      <style:paragraph-properties fo:margin-left="-0.25in" fo:margin-right="0.2083in" fo:margin-top="0in" fo:margin-bottom="0in" loext:contextual-spacing="false" fo:line-height="100%" fo:orphans="0" fo:widows="0" fo:text-indent="-0.1874in" style:auto-text-indent="false"/>
    </style:style>
    <style:style style:name="P10" style:family="paragraph" style:parent-style-name="Standard" style:list-style-name="WWNum1">
      <style:paragraph-properties fo:margin-left="-0.25in" fo:margin-right="0.2083in" fo:line-height="100%" fo:orphans="0" fo:widows="0" fo:text-indent="-0.1874in" style:auto-text-indent="false"/>
    </style:style>
    <style:style style:name="P11" style:family="paragraph" style:parent-style-name="Standard">
      <style:paragraph-properties fo:margin-left="-0.5626in" fo:margin-right="0in" fo:text-indent="0in" style:auto-text-indent="false"/>
    </style:style>
    <style:style style:name="P12" style:family="paragraph" style:parent-style-name="Standard">
      <style:paragraph-properties fo:margin-left="-0.5626in" fo:margin-right="0in" fo:text-indent="0in" style:auto-text-indent="false"/>
      <style:text-properties fo:color="#666666" fo:font-size="8pt" style:font-size-asian="8pt" style:font-size-complex="8pt"/>
    </style:style>
    <style:style style:name="P13" style:family="paragraph" style:parent-style-name="Heading_20_2">
      <style:paragraph-properties fo:margin-left="-0.5626in" fo:margin-right="0.2083in" fo:margin-top="0.0972in" fo:margin-bottom="0in" loext:contextual-spacing="false" fo:line-height="100%" fo:orphans="0" fo:widows="0" fo:text-indent="0in" style:auto-text-indent="false"/>
    </style:style>
    <style:style style:name="P14" style:family="paragraph" style:parent-style-name="Heading_20_3">
      <style:paragraph-properties fo:margin-left="-0.5626in" fo:margin-right="0.2083in" fo:margin-top="0.0693in" fo:margin-bottom="0.0693in" loext:contextual-spacing="false" fo:line-height="100%" fo:orphans="0" fo:widows="0" fo:text-indent="0in" style:auto-text-indent="false"/>
    </style:style>
    <style:style style:name="P15" style:family="paragraph" style:parent-style-name="Heading_20_3">
      <style:paragraph-properties fo:margin-left="-0.5626in" fo:margin-right="0.2083in" fo:margin-top="0.0693in" fo:margin-bottom="0in" loext:contextual-spacing="false" fo:line-height="100%" fo:orphans="0" fo:widows="0" fo:text-indent="0in" style:auto-text-indent="false"/>
    </style:style>
    <style:style style:name="P16" style:family="paragraph" style:parent-style-name="Title" style:master-page-name="Standard">
      <style:paragraph-properties fo:margin-left="-0.5626in" fo:margin-right="-0.1252in" fo:margin-top="0in" fo:margin-bottom="0.028in" loext:contextual-spacing="false" fo:line-height="100%" fo:keep-together="auto" fo:orphans="0" fo:widows="0" fo:text-indent="0in" style:auto-text-indent="false" style:page-number="1" fo:keep-with-next="auto">
        <style:tab-stops>
          <style:tab-stop style:position="6.4374in" style:type="right"/>
        </style:tab-stops>
      </style:paragraph-properties>
    </style:style>
    <style:style style:name="T1" style:family="text">
      <style:text-properties style:font-name="Merriweather" fo:font-size="19pt" fo:font-weight="bold" style:font-name-asian="Merriweather1" style:font-size-asian="19pt" style:font-weight-asian="bold" style:font-name-complex="Merriweather1" style:font-size-complex="19pt" style:font-weight-complex="bold"/>
    </style:style>
    <style:style style:name="T2" style:family="text">
      <style:text-properties style:font-name="Merriweather" fo:font-size="10pt" fo:font-weight="bold" style:font-name-asian="Merriweather1" style:font-size-asian="10pt" style:font-weight-asian="bold" style:font-name-complex="Merriweather1" style:font-size-complex="10pt" style:font-weight-complex="bold"/>
    </style:style>
    <style:style style:name="T3" style:family="text">
      <style:text-properties style:font-name="Merriweather" fo:font-size="10pt" style:font-name-asian="Merriweather1" style:font-size-asian="10pt" style:font-name-complex="Merriweather1" style:font-size-complex="10pt"/>
    </style:style>
    <style:style style:name="T4" style:family="text">
      <style:text-properties style:font-name="Merriweather" fo:font-size="10pt" style:text-underline-style="solid" style:text-underline-width="auto" style:text-underline-color="font-color" style:font-name-asian="Merriweather1" style:font-size-asian="10pt" style:font-name-complex="Merriweather1" style:font-size-complex="10pt"/>
    </style:style>
    <style:style style:name="T5" style:family="text">
      <style:text-properties style:font-name="Merriweather" fo:font-size="10pt" fo:font-style="italic" style:font-name-asian="Merriweather1" style:font-size-asian="10pt" style:font-style-asian="italic" style:font-name-complex="Merriweather1" style:font-size-complex="10pt" style:font-style-complex="italic"/>
    </style:style>
    <style:style style:name="T6" style:family="text">
      <style:text-properties style:font-name="Merriweather" fo:font-size="9pt" style:font-name-asian="Merriweather1" style:font-size-asian="9pt" style:font-name-complex="Merriweather1" style:font-size-complex="9pt"/>
    </style:style>
    <style:style style:name="T7" style:family="text">
      <style:text-properties fo:color="#1155cc" style:font-name="Open Sans" fo:font-size="8pt" style:text-underline-style="solid" style:text-underline-width="auto" style:text-underline-color="font-color" style:font-name-asian="Open Sans1" style:font-size-asian="8pt" style:font-name-complex="Open Sans1" style:font-size-complex="8pt"/>
    </style:style>
    <style:style style:name="T8" style:family="text">
      <style:text-properties fo:color="#1155cc" style:font-name="Merriweather" fo:font-size="8pt" style:text-underline-style="solid" style:text-underline-width="auto" style:text-underline-color="font-color" style:font-name-asian="Merriweather1" style:font-size-asian="8pt" style:font-name-complex="Merriweather1" style:font-size-complex="8pt"/>
    </style:style>
    <style:style style:name="T9" style:family="text">
      <style:text-properties style:font-name="Open Sans" fo:font-size="8pt" style:font-name-asian="Open Sans1" style:font-size-asian="8pt" style:font-name-complex="Open Sans1" style:font-size-complex="8pt"/>
    </style:style>
    <style:style style:name="T10" style:family="text">
      <style:text-properties fo:color="#666666" style:font-name="Merriweather" fo:font-size="8pt" style:font-name-asian="Merriweather1" style:font-size-asian="8pt" style:font-name-complex="Merriweather1" style:font-size-complex="8pt"/>
    </style:style>
    <style:style style:name="T11" style:family="text">
      <style:text-properties fo:color="#666666" style:font-name="Merriweather" fo:font-size="8pt" style:text-underline-style="none" style:font-name-asian="Merriweather1" style:font-size-asian="8pt" style:font-name-complex="Merriweather1" style:font-size-complex="8pt"/>
    </style:style>
    <style:style style:name="T12" style:family="text">
      <style:text-properties fo:color="#666666" style:font-name="Merriweather" fo:font-size="9pt" style:font-name-asian="Merriweather1" style:font-size-asian="9pt" style:font-name-complex="Merriweather1" style:font-size-complex="9pt"/>
    </style:style>
    <style:style style:name="T13" style:family="text">
      <style:text-properties fo:color="#666666" style:font-name="Open Sans" fo:font-size="8pt" style:font-name-asian="Open Sans1" style:font-size-asian="8pt" style:font-name-complex="Open Sans1" style:font-size-complex="8pt"/>
    </style:style>
    <style:style style:name="T14" style:family="text">
      <style:text-properties fo:color="#666666" style:font-name="Open Sans" fo:font-size="9pt" style:font-name-asian="Open Sans1" style:font-size-asian="9pt" style:font-name-complex="Open Sans1" style:font-size-complex="9pt"/>
    </style:style>
    <style:style style:name="T15" style:family="text">
      <style:text-properties fo:color="#666666" fo:font-size="8pt" style:font-size-asian="8pt" style:font-size-complex="8pt"/>
    </style:style>
    <style:style style:name="T16" style:family="text">
      <style:text-properties fo:color="#666666" fo:font-size="9pt" style:font-size-asian="9pt" style:font-size-complex="9pt"/>
    </style:style>
    <style:style style:name="T17" style:family="text">
      <style:text-properties fo:color="#2079c7" style:font-name="Open Sans" fo:font-size="10pt" fo:font-weight="bold" style:font-name-asian="Open Sans1" style:font-size-asian="10pt" style:font-weight-asian="bold" style:font-name-complex="Open Sans1" style:font-size-complex="10pt" style:font-weight-complex="bold"/>
    </style:style>
    <style:style style:name="T18" style:family="text">
      <style:text-properties fo:color="#434343" style:font-name="Merriweather" fo:font-size="8pt" fo:font-weight="bold" style:font-name-asian="Merriweather1" style:font-size-asian="8pt" style:font-weight-asian="bold" style:font-name-complex="Merriweather1" style:font-size-complex="8pt" style:font-weight-complex="bold"/>
    </style:style>
    <style:style style:name="T19" style:family="text">
      <style:text-properties fo:color="#434343" style:font-name="Merriweather" fo:font-size="10pt" style:text-underline-style="solid" style:text-underline-width="auto" style:text-underline-color="font-color" fo:font-weight="bold" style:font-name-asian="Merriweather1" style:font-size-asian="10pt" style:font-weight-asian="bold" style:font-name-complex="Merriweather1" style:font-size-complex="10pt" style:font-weight-complex="bold"/>
    </style:style>
    <style:style style:name="T20" style:family="text">
      <style:text-properties fo:color="#434343" style:font-name="Merriweather" fo:font-size="10pt" fo:font-weight="bold" style:font-name-asian="Merriweather1" style:font-size-asian="10pt" style:font-weight-asian="bold" style:font-name-complex="Merriweather1" style:font-size-complex="10pt" style:font-weight-complex="bold"/>
    </style:style>
    <style:style style:name="T21" style:family="text">
      <style:text-properties fo:color="#434343" style:font-name="Merriweather" fo:font-size="10pt" fo:font-style="italic" style:font-name-asian="Merriweather1" style:font-size-asian="10pt" style:font-style-asian="italic" style:font-name-complex="Merriweather1" style:font-size-complex="10pt" style:font-style-complex="italic"/>
    </style:style>
    <style:style style:name="T22" style:family="text">
      <style:text-properties fo:color="#434343" style:font-name="Merriweather" fo:font-size="10pt" style:font-name-asian="Merriweather1" style:font-size-asian="10pt" style:font-name-complex="Merriweather1" style:font-size-complex="10pt"/>
    </style:style>
    <style:style style:name="T23" style:family="text">
      <style:text-properties fo:color="#b7b7b7" style:font-name="Open Sans" fo:font-size="10pt" fo:font-weight="bold" style:font-name-asian="Open Sans1" style:font-size-asian="10pt" style:font-weight-asian="bold" style:font-name-complex="Open Sans1" style:font-size-complex="10pt" style:font-weight-complex="bold"/>
    </style:style>
    <style:style style:name="T24" style:family="text">
      <style:text-properties fo:color="#858585" style:font-name="Merriweather" fo:font-size="8pt" style:font-name-asian="Merriweather1" style:font-size-asian="8pt" style:font-name-complex="Merriweather1" style:font-size-complex="8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9d45uequo5w4"/><text:span text:style-name="T1">Preawpan Thamapipol<text:tab/></text:span><text:a xlink:type="simple" xlink:href="https://github.com/tezigudo/" text:style-name="ListLabel_20_19" text:visited-style-name="ListLabel_20_19"><text:span text:style-name="T7">github.com/Tezigudo</text:span></text:a></text:p>
      <text:p text:style-name="P1"><text:a xlink:type="simple" xlink:href="mailto:godjangg+intern@gmail.com" text:style-name="ListLabel_20_19" text:visited-style-name="ListLabel_20_19"><text:span text:style-name="T7">godjangg+intern@gmail.com</text:span></text:a><text:span text:style-name="T9"> | </text:span><text:a xlink:type="simple" xlink:href="tel:+66%20811333535" text:style-name="ListLabel_20_19" text:visited-style-name="ListLabel_20_19"><text:span text:style-name="T7">(+66) 811333535</text:span></text:a><text:tab/><text:a xlink:type="simple" xlink:href="https://www.linkedin.com/in/preawpan-thamapipol/" text:style-name="ListLabel_20_19" text:visited-style-name="ListLabel_20_19"><text:span text:style-name="T7">https://www.linkedin.com/in/preawpan-thamapipol/</text:span></text:a></text:p>
      <text:p text:style-name="P2"/>
      <text:p text:style-name="P4"><text:span text:style-name="T10">“I am a third <text:s/>year student of Software and Knowledge Engineering at Kasetsart University. I love to challenge and improve myself all the time.”</text:span></text:p>
      <text:p text:style-name="P4"/>
      <text:p text:style-name="P4"><text:span text:style-name="T17">TECHNOLOGIES AND TOOLS </text:span></text:p>
      <text:p text:style-name="P4"><text:span text:style-name="T18">Computer Language</text:span><text:span text:style-name="T10">: Python, Java, C++, JavaScript, SQL, Bash</text:span></text:p>
      <text:p text:style-name="P4"><text:span text:style-name="T18">Frameworks</text:span><text:span text:style-name="T10">: Django, Spring Boot, Robot Framework, Numpy, Pandas, Scrum, Omise, FastAPI</text:span></text:p>
      <text:p text:style-name="P4"><text:span text:style-name="T18">Tools</text:span><text:span text:style-name="T10">: Git, Selenium, Markdown, Jupyter Notebook, VS Code, pip, Vim, IntelliJ IDEA</text:span></text:p>
      <text:p text:style-name="P4"><text:span text:style-name="T18">Others</text:span><text:span text:style-name="T10">: Heroku, SQLite, GitHub Action, Tkinter, MongoDB, GitLab, Apache Airflow</text:span></text:p>
      <text:p text:style-name="P4"><text:span text:style-name="T18">Language</text:span><text:span text:style-name="T10">: English(Upper Intermediate), Thai(Native)</text:span></text:p>
      <text:p text:style-name="P2"/>
      <text:p text:style-name="P4"><text:span text:style-name="T17">EDUCATION</text:span></text:p>
      <text:p text:style-name="P4"><text:span text:style-name="T2">Software and Knowledge Engineering, </text:span><text:span text:style-name="T3">Kasetsart University</text:span></text:p>
      <text:p text:style-name="P4"><text:span text:style-name="T13">AUG 2021 - CURRENT (GPA 3.21)</text:span></text:p>
      <text:p text:style-name="P3"/>
      <text:p text:style-name="P4"><text:span text:style-name="T17">EXPERIENCE</text:span></text:p>
      <text:p text:style-name="P4"><text:span text:style-name="T2">Software Engineer, Backend Intern(Java), </text:span><text:a xlink:type="simple" xlink:href="https://lmwn.com" text:style-name="ListLabel_20_20" text:visited-style-name="ListLabel_20_20"><text:span text:style-name="T4">LINEMAN Wongnai</text:span></text:a></text:p>
      <text:p text:style-name="P4"><text:span text:style-name="T13">MAY 2023 - JUL 2023</text:span></text:p>
      <text:list xml:id="list3308939322" text:style-name="WWNum2">
        <text:list-item>
          <text:p text:style-name="P7"><text:span text:style-name="T24">Develop Wongnai Merchant App by improving the system and adding new features, and collaborate with Frontend/Backend/iOS/Android teams to design the system functionality.</text:span></text:p>
        </text:list-item>
        <text:list-item>
          <text:p text:style-name="P7"><text:span text:style-name="T24">Improve code quality to make the code efficient, functional, and easy to run test and maintain.</text:span></text:p>
        </text:list-item>
        <text:list-item>
          <text:p text:style-name="P7"><text:span text:style-name="T24">Support on documents creating system designing such as ​​Sequence Diagram, API Spec, <text:s/>Collaboration Diagram.</text:span></text:p>
        </text:list-item>
      </text:list>
      <text:p text:style-name="P8"/>
      <text:p text:style-name="P14"><text:bookmark text:name="_o3kvr95i3ydm"/><text:span text:style-name="T17">PROJECTS</text:span></text:p>
      <text:p text:style-name="P15"><text:bookmark text:name="_zgixkaa87sal"/><text:a xlink:type="simple" xlink:href="https://github.com/WePays/WePay" text:style-name="ListLabel_20_21" text:visited-style-name="ListLabel_20_21"><text:span text:style-name="T19">WePay</text:span></text:a><text:span text:style-name="T2"> </text:span><text:span text:style-name="T3">— </text:span><text:span text:style-name="T5">Web application for <text:s/>who need to coordinate paying for group</text:span></text:p>
      <text:p text:style-name="P4"><text:soft-page-break/><text:span text:style-name="T13">Full Stack Developer -&gt; </text:span><text:a xlink:type="simple" xlink:href="https://github.com/WePays/WePay" text:style-name="ListLabel_20_19" text:visited-style-name="ListLabel_20_19"><text:span text:style-name="T7">https://github.com/WePays/WePay</text:span></text:a></text:p>
      <text:list xml:id="list2135503122" text:style-name="WWNum1">
        <text:list-item>
          <text:p text:style-name="P9"><text:span text:style-name="T10">Developed a website to facilitate bill splitting and coordination within groups.</text:span></text:p>
        </text:list-item>
        <text:list-item>
          <text:p text:style-name="P9"><text:span text:style-name="T10">Primarily responsible for implementing the Omise payment model.</text:span></text:p>
        </text:list-item>
        <text:list-item>
          <text:p text:style-name="P9"><text:span text:style-name="T10">Creating most of the models and views using Python and the Django framework.</text:span></text:p>
        </text:list-item>
        <text:list-item>
          <text:p text:style-name="P9"><text:span text:style-name="T10">Integrated the Omise payment gateway.</text:span></text:p>
        </text:list-item>
        <text:list-item>
          <text:p text:style-name="P9"><text:span text:style-name="T10">Implemented user-friendly alerts using SweetAlert in JavaScript.</text:span></text:p>
        </text:list-item>
        <text:list-item>
          <text:p text:style-name="P9"><text:span text:style-name="T10">Managed data using an SQLite database.</text:span></text:p>
        </text:list-item>
        <text:list-item>
          <text:p text:style-name="P9"><text:span text:style-name="T10">Automated the installation process with a bash script.</text:span></text:p>
        </text:list-item>
        <text:list-item>
          <text:p text:style-name="P9"><text:span text:style-name="T10">Deploying website with heroku -&gt; </text:span><text:a xlink:type="simple" xlink:href="https://wepays.herokuapp.com/" text:style-name="ListLabel_20_22" text:visited-style-name="ListLabel_20_22"><text:span text:style-name="T8">https://wepays.herokuapp.com/</text:span></text:a><text:span text:style-name="T10"> <text:s/>(retired)</text:span></text:p>
        </text:list-item>
      </text:list>
      <text:p text:style-name="P13"><text:bookmark text:name="_7wmwamlrueyq"/><text:a xlink:type="simple" xlink:href="https://github.com/exceed19-02/Gas-detector-Backend" text:style-name="ListLabel_20_21" text:visited-style-name="ListLabel_20_21"><text:span text:style-name="T19">Gas detector</text:span></text:a><text:span text:style-name="T20"> </text:span><text:span text:style-name="T6">—</text:span><text:span text:style-name="T3"> </text:span><text:span text:style-name="T21">Project for detecting inflammable gas</text:span></text:p>
      <text:p text:style-name="P4"><text:span text:style-name="T13">Backend Developer -&gt; </text:span><text:a xlink:type="simple" xlink:href="https://github.com/exceed19-02/Gas-detector-Backend" text:style-name="ListLabel_20_22" text:visited-style-name="ListLabel_20_22"><text:span text:style-name="T8">https://github.com/exceed19-02/Gas-detector-Backend</text:span></text:a></text:p>
      <text:list xml:id="list232059729358291" text:continue-numbering="true" text:style-name="WWNum1">
        <text:list-item>
          <text:p text:style-name="P10"><text:span text:style-name="T10">Smart home system for automated window control triggered by gas levels exceeding a set threshold, controllable via a dedicated application.</text:span></text:p>
        </text:list-item>
        <text:list-item>
          <text:p text:style-name="P10"><text:span text:style-name="T10">Developed backend API provides endpoints to retrieve gas records within different timeframes, check the window's status, create new records, update the window's status, add mock data, and delete all gas data Integrating FastAPI with MongoDB.</text:span></text:p>
        </text:list-item>
      </text:list>
      <text:p text:style-name="P13"><text:bookmark text:name="_39939xkcw4th"/><text:a xlink:type="simple" xlink:href="https://github.com/Tezigudo/JapanTemperatureVisualization" text:style-name="ListLabel_20_21" text:visited-style-name="ListLabel_20_21"><text:span text:style-name="T19">Japan City Temperature Visualization</text:span></text:a><text:span text:style-name="T2"> </text:span><text:span text:style-name="T3">— </text:span><text:span text:style-name="T21">application for visualizing Japan city temperature.</text:span></text:p>
      <text:p text:style-name="P4"><text:span text:style-name="T13">Developer -&gt; </text:span><text:span text:style-name="T10"><text:s/></text:span><text:a xlink:type="simple" xlink:href="https://github.com/Tezigudo/JapanTemperatureVisualization" text:style-name="ListLabel_20_22" text:visited-style-name="ListLabel_20_22"><text:span text:style-name="T8">https://github.com/Tezigudo/JapanTemperatureVisualization</text:span></text:a></text:p>
      <text:list xml:id="list232059295970887" text:continue-numbering="true" text:style-name="WWNum1">
        <text:list-item>
          <text:p text:style-name="P10"><text:span text:style-name="T10">Application that visualizes temperature data for all cities in Japan from January 1, 1955, to January 1, 2021, on a day-by-day basis in an average format.</text:span></text:p>
        </text:list-item>
        <text:list-item>
          <text:p text:style-name="P10"><text:span text:style-name="T10">Enhanced proficiency in data analytics and data visualization using Python, specifically with CSV files.</text:span></text:p>
        </text:list-item>
        <text:list-item>
          <text:p text:style-name="P10"><text:span text:style-name="T10">Gained experience in creating graphical user interfaces (GUI) using Tkinter as part of the Programming II class.</text:span></text:p>
        </text:list-item>
        <text:list-item>
          <text:p text:style-name="P10"><text:span text:style-name="T10">Acquired knowledge of design patterns and UML (Unified Modeling Language) diagrams.</text:span></text:p>
        </text:list-item>
      </text:list>
      <text:p text:style-name="P13"><text:bookmark text:name="_vm051rmyhoww"/><text:a xlink:type="simple" xlink:href="https://github.com/Tezigudo/Card_game" text:style-name="ListLabel_20_21" text:visited-style-name="ListLabel_20_21"><text:span text:style-name="T19">CardGame</text:span></text:a><text:span text:style-name="T2"> </text:span><text:span text:style-name="T3">— <text:s/></text:span><text:span text:style-name="T5">application for playing multiplayer Card Game</text:span></text:p>
      <text:p text:style-name="P4"><text:span text:style-name="T13">Developer -&gt; </text:span><text:a xlink:type="simple" xlink:href="https://github.com/Tezigudo/Card_game" text:style-name="ListLabel_20_19" text:visited-style-name="ListLabel_20_19"><text:span text:style-name="T7">https://github.com/Tezigudo/Card_game</text:span></text:a></text:p>
      <text:list xml:id="list232059784994957" text:continue-numbering="true" text:style-name="WWNum1">
        <text:list-item>
          <text:p text:style-name="P10"><text:span text:style-name="T10">Developed multi-player games as part of a Programming I course.</text:span></text:p>
        </text:list-item>
        <text:list-item>
          <text:p text:style-name="P10"><text:span text:style-name="T10">Implemented two main games: BlackJack and PokDeng</text:span></text:p>
        </text:list-item>
        <text:list-item>
          <text:p text:style-name="P10"><text:span text:style-name="T10">Utilized Python and the Turtle graphics library for game development.</text:span></text:p>
        </text:list-item>
        <text:list-item>
          <text:p text:style-name="P10"><text:span text:style-name="T10">Demonstrated programming skills by creating interactive and engaging gaming experiences.</text:span></text:p>
        </text:list-item>
      </text:list>
      <text:p text:style-name="P5"/>
      <text:p text:style-name="P6"><text:soft-page-break/><text:span text:style-name="T17">EXTRACURRICULAR ACTIVITIES</text:span></text:p>
      <text:p text:style-name="P6"><text:a xlink:type="simple" xlink:href="https://www.facebook.com/techatagoda/posts/pfbid0373BV1qQroTQiaBMKFmBMwYWjyKzmiPnHgLPW4qJJGSowFbFG1YRv7YvgTGWz5W81l" text:style-name="ListLabel_20_21" text:visited-style-name="ListLabel_20_21"><text:span text:style-name="T19">Do your own DevOps with GitHub actions</text:span></text:a><text:span text:style-name="T22">, Agoda Tech</text:span></text:p>
      <text:p text:style-name="P11"><text:span text:style-name="T13">23 Nov 2022</text:span><text:span text:style-name="T16"> </text:span><text:span text:style-name="T15"><text:s/>- </text:span><text:span text:style-name="T10">Attended Agoda's DevOps workshop with GitHub Actions, learned CI/CD automation. </text:span><text:a xlink:type="simple" xlink:href="https://github.com/do-your-own-devops-workshop" text:style-name="ListLabel_20_22" text:visited-style-name="ListLabel_20_22"><text:span text:style-name="T8">https://github.com/do-your-own-devops-workshop</text:span></text:a></text:p>
      <text:p text:style-name="P12"/>
      <text:p text:style-name="P11"><text:a xlink:type="simple" xlink:href="https://www.instagram.com/p/Ce05PH9v1vG/?igshid=ZDhmZGIxNmQ=" text:style-name="ListLabel_20_21" text:visited-style-name="ListLabel_20_21"><text:span text:style-name="T19">SOS11 Camp</text:span></text:a><text:span text:style-name="T20">, Kasetsart University <text:s text:c="2"/></text:span><text:span text:style-name="T22">— <text:s/>Teaching Assistance</text:span></text:p>
      <text:p text:style-name="P11"><text:span text:style-name="T13">13-16 JULY 2022</text:span><text:span text:style-name="T16"> <text:s/>-</text:span><text:span text:style-name="T15"> </text:span><text:span text:style-name="T10">create some Python coding exercise for year1’s Software and Knowledge Engineering and help them coding. </text:span><text:a xlink:type="simple" xlink:href="https://sos11.vercel.app/" text:style-name="ListLabel_20_22" text:visited-style-name="ListLabel_20_22"><text:span text:style-name="T8">https://sos11.vercel.app/</text:span></text:a></text:p>
      <text:p text:style-name="P12"/>
      <text:p text:style-name="P11"><text:a xlink:type="simple" xlink:href="https://drive.google.com/file/d/1UjuEONoPd96STQJE8e5J2hdr_Et0Lw3H/view?usp=sharing" text:style-name="ListLabel_20_21" text:visited-style-name="ListLabel_20_21"><text:span text:style-name="T19">Docker from Zero to Hero</text:span></text:a><text:span text:style-name="T20"> <text:s/></text:span><text:span text:style-name="T22">— <text:s/></text:span><text:span text:style-name="T21">Participated in Docker workshop</text:span></text:p>
      <text:p text:style-name="P11"><text:span text:style-name="T14">19, 26 JAN 2022</text:span><text:span text:style-name="T16"> </text:span><text:span text:style-name="T12"><text:s/>-</text:span><text:span text:style-name="T10"> Participated in Docker workshop online, learn how to deploy wordpress/Django application with Docker and use of MongoD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Merriweather" svg:font-family="Merriweather" style:font-family-generic="roman" style:font-pitch="variable"/>
    <style:font-face style:name="Open Sans" svg:font-family="'Open San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Footer" style:family="paragraph" style:parent-style-name="Standard" style:class="extra"/>
    <style:style style:name="ListLabel_20_1" style:display-name="ListLabel 1" style:family="text">
      <style:text-properties style:font-name="Merriweather" fo:font-family="Merriweather" style:font-family-generic="roman" style:font-pitch="variable" fo:font-size="8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erriweather" fo:font-family="Merriweather" style:font-family-generic="roman" style:font-pitch="variable" fo:font-size="8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Open Sans" fo:font-family="'Open Sans'" style:font-family-generic="roman" style:font-pitch="variable" fo:font-size="8pt" style:text-underline-style="solid" style:text-underline-width="auto" style:text-underline-color="font-color" style:font-name-asian="Open Sans1" style:font-family-asian="'Open Sans'" style:font-family-generic-asian="system" style:font-pitch-asian="variable" style:font-size-asian="8pt" style:font-name-complex="Open Sans1" style:font-family-complex="'Open Sans'" style:font-family-generic-complex="system"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style:font-name="Merriweather" fo:font-family="Merriweather" style:font-family-generic="roman" style:font-pitch="variable" fo:font-size="10pt" style:text-underline-style="solid" style:text-underline-width="auto" style:text-underline-color="font-color" style:font-name-asian="Merriweather1" style:font-family-asian="Merriweather" style:font-family-generic-asian="system" style:font-pitch-asian="variable" style:font-size-asian="10pt" style:font-name-complex="Merriweather1" style:font-family-complex="Merriweather" style:font-family-generic-complex="system" style:font-pitch-complex="variable" style:font-size-complex="10pt"/>
    </style:style>
    <style:style style:name="ListLabel_20_21" style:display-name="ListLabel 21" style:family="text">
      <style:text-properties fo:color="#434343" style:font-name="Merriweather" fo:font-family="Merriweather" style:font-family-generic="roman" style:font-pitch="variable" fo:font-size="10pt" style:text-underline-style="solid" style:text-underline-width="auto" style:text-underline-color="font-color" fo:font-weight="bold" style:font-name-asian="Merriweather1" style:font-family-asian="Merriweather" style:font-family-generic-asian="system" style:font-pitch-asian="variable" style:font-size-asian="10pt" style:font-weight-asian="bold" style:font-name-complex="Merriweather1" style:font-family-complex="Merriweather" style:font-family-generic-complex="system" style:font-pitch-complex="variable" style:font-size-complex="10pt" style:font-weight-complex="bold"/>
    </style:style>
    <style:style style:name="ListLabel_20_22" style:display-name="ListLabel 22" style:family="text">
      <style:text-properties fo:color="#1155cc" style:font-name="Merriweather" fo:font-family="Merriweather" style:font-family-generic="roman" style:font-pitch="variable" fo:font-size="8pt" style:text-underline-style="solid" style:text-underline-width="auto" style:text-underline-color="font-color" style:font-name-asian="Merriweather1" style:font-family-asian="Merriweather" style:font-family-generic-asian="system" style:font-pitch-asian="variable" style:font-size-asian="8pt" style:font-name-complex="Merriweather1" style:font-family-complex="Merriweather"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4374in" fo:margin-bottom="0.5in" fo:margin-left="1in" fo:margin-right="1in" style:writing-mode="lr-tb" style:layout-grid-color="#c0c0c0" style:layout-grid-lines="2428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2" meta:word-count="537" meta:character-count="3957" meta:non-whitespace-character-count="3470"/>
    <meta:generator>LibreOfficeDev/6.0.5.2$Linux_X86_64 LibreOffice_project/</meta:generator>
  </office:meta>
</office:document-meta>
</file>